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TECNOLOGIA E INVERSIONES AGROPECUARIAS S.R.L.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GALLINAS BB</text:span></text:p>
            <text:p text:style-name="P7">Cant.Cajas(Ped 1):<text:span text:style-name="T4">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3T23:27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